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2.548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446cm" svg:height="11.74cm" svg:x="6.9cm" svg:y="9.58cm">
            <draw:object draw:notify-on-update-of-ranges="Sheet1.A1:Sheet1.A100 Sheet1.B1:Sheet1.B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635683940025E-015" calcext:value-type="float">
            <text:p>1.77635683940025E-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635683940025E-015" calcext:value-type="float">
            <text:p>1.77635683940025E-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2012330727999" calcext:value-type="float">
            <text:p>0.8920123307</text:p>
          </table:table-cell>
          <table:table-cell office:value-type="float" office:value="0.204316398298055" calcext:value-type="float">
            <text:p>0.2043163983</text:p>
          </table:table-cell>
        </table:table-row>
        <table:table-row table:style-name="ro1">
          <table:table-cell office:value-type="float" office:value="0.031431373397327" calcext:value-type="float">
            <text:p>0.0314313734</text:p>
          </table:table-cell>
          <table:table-cell office:value-type="float" office:value="0.999012073013753" calcext:value-type="float">
            <text:p>0.999012073</text:p>
          </table:table-cell>
        </table:table-row>
        <table:table-row table:style-name="ro1">
          <table:table-cell office:value-type="float" office:value="0.28297501096277" calcext:value-type="float">
            <text:p>0.282975011</text:p>
          </table:table-cell>
          <table:table-cell office:value-type="float" office:value="0.919925943788393" calcext:value-type="float">
            <text:p>0.9199259438</text:p>
          </table:table-cell>
        </table:table-row>
        <table:table-row table:style-name="ro1">
          <table:table-cell office:value-type="float" office:value="0.491114898509265" calcext:value-type="float">
            <text:p>0.4911148985</text:p>
          </table:table-cell>
          <table:table-cell office:value-type="float" office:value="0.758815129846756" calcext:value-type="float">
            <text:p>0.7588151298</text:p>
          </table:table-cell>
        </table:table-row>
        <table:table-row table:style-name="ro1">
          <table:table-cell office:value-type="float" office:value="0.418412050916741" calcext:value-type="float">
            <text:p>0.4184120509</text:p>
          </table:table-cell>
          <table:table-cell office:value-type="float" office:value="0.826458466766898" calcext:value-type="float">
            <text:p>0.8264584668</text:p>
          </table:table-cell>
        </table:table-row>
        <table:table-row table:style-name="ro1">
          <table:table-cell office:value-type="float" office:value="0.0748119193827701" calcext:value-type="float">
            <text:p>0.0748119194</text:p>
          </table:table-cell>
          <table:table-cell office:value-type="float" office:value="0.994403731440948" calcext:value-type="float">
            <text:p>0.9944037314</text:p>
          </table:table-cell>
        </table:table-row>
        <table:table-row table:style-name="ro1">
          <table:table-cell office:value-type="float" office:value="0.462963091280016" calcext:value-type="float">
            <text:p>0.4629630913</text:p>
          </table:table-cell>
          <table:table-cell office:value-type="float" office:value="0.785667677488078" calcext:value-type="float">
            <text:p>0.7856676775</text:p>
          </table:table-cell>
        </table:table-row>
        <table:table-row table:style-name="ro1">
          <table:table-cell office:value-type="float" office:value="0.438110163773964" calcext:value-type="float">
            <text:p>0.4381101638</text:p>
          </table:table-cell>
          <table:table-cell office:value-type="float" office:value="0.808059564093553" calcext:value-type="float">
            <text:p>0.8080595641</text:p>
          </table:table-cell>
        </table:table-row>
        <table:table-row table:style-name="ro1">
          <table:table-cell office:value-type="float" office:value="0.944773512062599" calcext:value-type="float">
            <text:p>0.9447735121</text:p>
          </table:table-cell>
          <table:table-cell office:value-type="float" office:value="0.107403029629627" calcext:value-type="float">
            <text:p>0.1074030296</text:p>
          </table:table-cell>
        </table:table-row>
        <table:table-row table:style-name="ro1">
          <table:table-cell office:value-type="float" office:value="0.655219373618417" calcext:value-type="float">
            <text:p>0.6552193736</text:p>
          </table:table-cell>
          <table:table-cell office:value-type="float" office:value="0.570765441286304" calcext:value-type="float">
            <text:p>0.5707654413</text:p>
          </table:table-cell>
        </table:table-row>
        <table:table-row table:style-name="ro1">
          <table:table-cell office:value-type="float" office:value="0.128523341067061" calcext:value-type="float">
            <text:p>0.1285233411</text:p>
          </table:table-cell>
          <table:table-cell office:value-type="float" office:value="0.985281691903374" calcext:value-type="float">
            <text:p>0.9852816919</text:p>
          </table:table-cell>
        </table:table-row>
        <table:table-row table:style-name="ro1">
          <table:table-cell office:value-type="float" office:value="0.149930554236362" calcext:value-type="float">
            <text:p>0.1499305542</text:p>
          </table:table-cell>
          <table:table-cell office:value-type="float" office:value="0.977521182897337" calcext:value-type="float">
            <text:p>0.9775211829</text:p>
          </table:table-cell>
        </table:table-row>
        <table:table-row table:style-name="ro1">
          <table:table-cell office:value-type="float" office:value="0.830836186787" calcext:value-type="float">
            <text:p>0.8308361868</text:p>
          </table:table-cell>
          <table:table-cell office:value-type="float" office:value="0.30971189525488" calcext:value-type="float">
            <text:p>0.3097118953</text:p>
          </table:table-cell>
        </table:table-row>
        <table:table-row table:style-name="ro1">
          <table:table-cell office:value-type="float" office:value="0.576831633749003" calcext:value-type="float">
            <text:p>0.5768316337</text:p>
          </table:table-cell>
          <table:table-cell office:value-type="float" office:value="0.667265768077888" calcext:value-type="float">
            <text:p>0.6672657681</text:p>
          </table:table-cell>
        </table:table-row>
        <table:table-row table:style-name="ro1">
          <table:table-cell office:value-type="float" office:value="0.720016230984689" calcext:value-type="float">
            <text:p>0.720016231</text:p>
          </table:table-cell>
          <table:table-cell office:value-type="float" office:value="0.481625603069595" calcext:value-type="float">
            <text:p>0.4816256031</text:p>
          </table:table-cell>
        </table:table-row>
        <table:table-row table:style-name="ro1">
          <table:table-cell office:value-type="float" office:value="0.839207829737651" calcext:value-type="float">
            <text:p>0.8392078297</text:p>
          </table:table-cell>
          <table:table-cell office:value-type="float" office:value="0.295730967502951" calcext:value-type="float">
            <text:p>0.2957309675</text:p>
          </table:table-cell>
        </table:table-row>
        <table:table-row table:style-name="ro1">
          <table:table-cell office:value-type="float" office:value="0.796415280637789" calcext:value-type="float">
            <text:p>0.7964152806</text:p>
          </table:table-cell>
          <table:table-cell office:value-type="float" office:value="0.384701621647739" calcext:value-type="float">
            <text:p>0.3847016216</text:p>
          </table:table-cell>
        </table:table-row>
        <table:table-row table:style-name="ro1">
          <table:table-cell office:value-type="float" office:value="0.908968748695326" calcext:value-type="float">
            <text:p>0.9089687487</text:p>
          </table:table-cell>
          <table:table-cell office:value-type="float" office:value="0.173775835660069" calcext:value-type="float">
            <text:p>0.1737758357</text:p>
          </table:table-cell>
        </table:table-row>
        <table:table-row table:style-name="ro1">
          <table:table-cell office:value-type="float" office:value="0.165805456971024" calcext:value-type="float">
            <text:p>0.165805457</text:p>
          </table:table-cell>
          <table:table-cell office:value-type="float" office:value="0.972509472457844" calcext:value-type="float">
            <text:p>0.9725094725</text:p>
          </table:table-cell>
        </table:table-row>
        <table:table-row table:style-name="ro1">
          <table:table-cell office:value-type="float" office:value="0.733801699130262" calcext:value-type="float">
            <text:p>0.7338016991</text:p>
          </table:table-cell>
          <table:table-cell office:value-type="float" office:value="0.461753800874092" calcext:value-type="float">
            <text:p>0.4617538009</text:p>
          </table:table-cell>
        </table:table-row>
        <table:table-row table:style-name="ro1">
          <table:table-cell office:value-type="float" office:value="0.30889970432549" calcext:value-type="float">
            <text:p>0.3088997043</text:p>
          </table:table-cell>
          <table:table-cell office:value-type="float" office:value="0.915865870150529" calcext:value-type="float">
            <text:p>0.9158658702</text:p>
          </table:table-cell>
        </table:table-row>
        <table:table-row table:style-name="ro1">
          <table:table-cell office:value-type="float" office:value="0.238014306163317" calcext:value-type="float">
            <text:p>0.2380143062</text:p>
          </table:table-cell>
          <table:table-cell office:value-type="float" office:value="0.943349222913815" calcext:value-type="float">
            <text:p>0.9433492229</text:p>
          </table:table-cell>
        </table:table-row>
        <table:table-row table:style-name="ro1">
          <table:table-cell office:value-type="float" office:value="0.447121445927014" calcext:value-type="float">
            <text:p>0.4471214459</text:p>
          </table:table-cell>
          <table:table-cell office:value-type="float" office:value="0.800082558381605" calcext:value-type="float">
            <text:p>0.8000825584</text:p>
          </table:table-cell>
        </table:table-row>
        <table:table-row table:style-name="ro1">
          <table:table-cell office:value-type="float" office:value="0.626226087433824" calcext:value-type="float">
            <text:p>0.6262260874</text:p>
          </table:table-cell>
          <table:table-cell office:value-type="float" office:value="0.607840916696685" calcext:value-type="float">
            <text:p>0.6078409167</text:p>
          </table:table-cell>
        </table:table-row>
        <table:table-row table:style-name="ro1">
          <table:table-cell office:value-type="float" office:value="0.34551332676648" calcext:value-type="float">
            <text:p>0.3455133268</text:p>
          </table:table-cell>
          <table:table-cell office:value-type="float" office:value="0.880620563705686" calcext:value-type="float">
            <text:p>0.8806205637</text:p>
          </table:table-cell>
        </table:table-row>
        <table:table-row table:style-name="ro1">
          <table:table-cell office:value-type="float" office:value="0.809786671899041" calcext:value-type="float">
            <text:p>0.8097866719</text:p>
          </table:table-cell>
          <table:table-cell office:value-type="float" office:value="0.344245762855791" calcext:value-type="float">
            <text:p>0.3442457629</text:p>
          </table:table-cell>
        </table:table-row>
        <table:table-row table:style-name="ro1">
          <table:table-cell office:value-type="float" office:value="0.957661717074046" calcext:value-type="float">
            <text:p>0.9576617171</text:p>
          </table:table-cell>
          <table:table-cell office:value-type="float" office:value="0.0829179902773441" calcext:value-type="float">
            <text:p>0.0829179903</text:p>
          </table:table-cell>
        </table:table-row>
        <table:table-row table:style-name="ro1">
          <table:table-cell office:value-type="float" office:value="0.642292246554083" calcext:value-type="float">
            <text:p>0.6422922466</text:p>
          </table:table-cell>
          <table:table-cell office:value-type="float" office:value="0.587460675661987" calcext:value-type="float">
            <text:p>0.5874606757</text:p>
          </table:table-cell>
        </table:table-row>
        <table:table-row table:style-name="ro1">
          <table:table-cell office:value-type="float" office:value="0.870156806357019" calcext:value-type="float">
            <text:p>0.8701568064</text:p>
          </table:table-cell>
          <table:table-cell office:value-type="float" office:value="0.242828658898197" calcext:value-type="float">
            <text:p>0.2428286589</text:p>
          </table:table-cell>
        </table:table-row>
        <table:table-row table:style-name="ro1">
          <table:table-cell office:value-type="float" office:value="0.185268022982282" calcext:value-type="float">
            <text:p>0.185268023</text:p>
          </table:table-cell>
          <table:table-cell office:value-type="float" office:value="0.965675788407588" calcext:value-type="float">
            <text:p>0.9656757884</text:p>
          </table:table-cell>
        </table:table-row>
        <table:table-row table:style-name="ro1">
          <table:table-cell office:value-type="float" office:value="0.0869184980005846" calcext:value-type="float">
            <text:p>0.086918498</text:p>
          </table:table-cell>
          <table:table-cell office:value-type="float" office:value="0.992445189729045" calcext:value-type="float">
            <text:p>0.9924451897</text:p>
          </table:table-cell>
        </table:table-row>
        <table:table-row table:style-name="ro1">
          <table:table-cell office:value-type="float" office:value="0.695841607460268" calcext:value-type="float">
            <text:p>0.6958416075</text:p>
          </table:table-cell>
          <table:table-cell office:value-type="float" office:value="0.515870239376845" calcext:value-type="float">
            <text:p>0.5158702394</text:p>
          </table:table-cell>
        </table:table-row>
        <table:table-row table:style-name="ro1">
          <table:table-cell office:value-type="float" office:value="0.683168662925125" calcext:value-type="float">
            <text:p>0.6831686629</text:p>
          </table:table-cell>
          <table:table-cell office:value-type="float" office:value="0.533284557906576" calcext:value-type="float">
            <text:p>0.5332845579</text:p>
          </table:table-cell>
        </table:table-row>
        <table:table-row table:style-name="ro1">
          <table:table-cell office:value-type="float" office:value="0.99000205491823" calcext:value-type="float">
            <text:p>0.9900020549</text:p>
          </table:table-cell>
          <table:table-cell office:value-type="float" office:value="0.019896008854346" calcext:value-type="float">
            <text:p>0.0198960089</text:p>
          </table:table-cell>
        </table:table-row>
        <table:table-row table:style-name="ro1">
          <table:table-cell office:value-type="float" office:value="0.259097111731403" calcext:value-type="float">
            <text:p>0.2590971117</text:p>
          </table:table-cell>
          <table:table-cell office:value-type="float" office:value="0.932868740890265" calcext:value-type="float">
            <text:p>0.9328687409</text:p>
          </table:table-cell>
        </table:table-row>
        <table:table-row table:style-name="ro1">
          <table:table-cell office:value-type="float" office:value="0.966070471374302" calcext:value-type="float">
            <text:p>0.9660704714</text:p>
          </table:table-cell>
          <table:table-cell office:value-type="float" office:value="0.0667078646732661" calcext:value-type="float">
            <text:p>0.0667078647</text:p>
          </table:table-cell>
        </table:table-row>
        <table:table-row table:style-name="ro1">
          <table:table-cell office:value-type="float" office:value="0.850144942834005" calcext:value-type="float">
            <text:p>0.8501449428</text:p>
          </table:table-cell>
          <table:table-cell office:value-type="float" office:value="0.281236993801629" calcext:value-type="float">
            <text:p>0.2812369938</text:p>
          </table:table-cell>
        </table:table-row>
        <table:table-row table:style-name="ro1">
          <table:table-cell office:value-type="float" office:value="0.919882002185109" calcext:value-type="float">
            <text:p>0.9198820022</text:p>
          </table:table-cell>
          <table:table-cell office:value-type="float" office:value="0.1538361818634" calcext:value-type="float">
            <text:p>0.1538361819</text:p>
          </table:table-cell>
        </table:table-row>
        <table:table-row table:style-name="ro1">
          <table:table-cell office:value-type="float" office:value="0.66478423340421" calcext:value-type="float">
            <text:p>0.6647842334</text:p>
          </table:table-cell>
          <table:table-cell office:value-type="float" office:value="0.558061937056241" calcext:value-type="float">
            <text:p>0.5580619371</text:p>
          </table:table-cell>
        </table:table-row>
        <table:table-row table:style-name="ro1">
          <table:table-cell office:value-type="float" office:value="0.820727713744912" calcext:value-type="float">
            <text:p>0.8207277137</text:p>
          </table:table-cell>
          <table:table-cell office:value-type="float" office:value="0.326406039768222" calcext:value-type="float">
            <text:p>0.3264060398</text:p>
          </table:table-cell>
        </table:table-row>
        <table:table-row table:style-name="ro1">
          <table:table-cell office:value-type="float" office:value="0.331875399456958" calcext:value-type="float">
            <text:p>0.3318753995</text:p>
          </table:table-cell>
          <table:table-cell office:value-type="float" office:value="0.889858760504615" calcext:value-type="float">
            <text:p>0.8898587605</text:p>
          </table:table-cell>
        </table:table-row>
        <table:table-row table:style-name="ro1">
          <table:table-cell office:value-type="float" office:value="0.982895412618424" calcext:value-type="float">
            <text:p>0.9828954126</text:p>
          </table:table-cell>
          <table:table-cell office:value-type="float" office:value="0.0339166344116662" calcext:value-type="float">
            <text:p>0.0339166344</text:p>
          </table:table-cell>
        </table:table-row>
        <table:table-row table:style-name="ro1">
          <table:table-cell office:value-type="float" office:value="0.637149966794568" calcext:value-type="float">
            <text:p>0.6371499668</text:p>
          </table:table-cell>
          <table:table-cell office:value-type="float" office:value="0.594040069621557" calcext:value-type="float">
            <text:p>0.5940400696</text:p>
          </table:table-cell>
        </table:table-row>
        <table:table-row table:style-name="ro1">
          <table:table-cell office:value-type="float" office:value="0.781753971298985" calcext:value-type="float">
            <text:p>0.7817539713</text:p>
          </table:table-cell>
          <table:table-cell office:value-type="float" office:value="0.388860909879654" calcext:value-type="float">
            <text:p>0.3888609099</text:p>
          </table:table-cell>
        </table:table-row>
        <table:table-row table:style-name="ro1">
          <table:table-cell office:value-type="float" office:value="0.714081364533448" calcext:value-type="float">
            <text:p>0.7140813645</text:p>
          </table:table-cell>
          <table:table-cell office:value-type="float" office:value="0.490087951794442" calcext:value-type="float">
            <text:p>0.4900879518</text:p>
          </table:table-cell>
        </table:table-row>
        <table:table-row table:style-name="ro1">
          <table:table-cell office:value-type="float" office:value="0.739051119618117" calcext:value-type="float">
            <text:p>0.7390511196</text:p>
          </table:table-cell>
          <table:table-cell office:value-type="float" office:value="0.453803796943585" calcext:value-type="float">
            <text:p>0.4538037969</text:p>
          </table:table-cell>
        </table:table-row>
        <table:table-row table:style-name="ro1">
          <table:table-cell office:value-type="float" office:value="0.586103963921044" calcext:value-type="float">
            <text:p>0.5861039639</text:p>
          </table:table-cell>
          <table:table-cell office:value-type="float" office:value="0.656910844229005" calcext:value-type="float">
            <text:p>0.6569108442</text:p>
          </table:table-cell>
        </table:table-row>
        <table:table-row table:style-name="ro1">
          <table:table-cell office:value-type="float" office:value="0.323050787135698" calcext:value-type="float">
            <text:p>0.3230507871</text:p>
          </table:table-cell>
          <table:table-cell office:value-type="float" office:value="0.895638190525098" calcext:value-type="float">
            <text:p>0.8956381905</text:p>
          </table:table-cell>
        </table:table-row>
        <table:table-row table:style-name="ro1">
          <table:table-cell office:value-type="float" office:value="0.502742440325123" calcext:value-type="float">
            <text:p>0.5027424403</text:p>
          </table:table-cell>
          <table:table-cell office:value-type="float" office:value="0.747250164556844" calcext:value-type="float">
            <text:p>0.7472501646</text:p>
          </table:table-cell>
        </table:table-row>
        <table:table-row table:style-name="ro1">
          <table:table-cell office:value-type="float" office:value="0.765698600713679" calcext:value-type="float">
            <text:p>0.7656986007</text:p>
          </table:table-cell>
          <table:table-cell office:value-type="float" office:value="0.413840500411675" calcext:value-type="float">
            <text:p>0.4138405004</text:p>
          </table:table-cell>
        </table:table-row>
        <table:table-row table:style-name="ro1">
          <table:table-cell office:value-type="float" office:value="0.974496078575153" calcext:value-type="float">
            <text:p>0.9744960786</text:p>
          </table:table-cell>
          <table:table-cell office:value-type="float" office:value="0.0573604510905939" calcext:value-type="float">
            <text:p>0.0573604511</text:p>
          </table:table-cell>
        </table:table-row>
        <table:table-row table:style-name="ro1">
          <table:table-cell office:value-type="float" office:value="0.754518744863566" calcext:value-type="float">
            <text:p>0.7545187449</text:p>
          </table:table-cell>
          <table:table-cell office:value-type="float" office:value="0.435995582194211" calcext:value-type="float">
            <text:p>0.4359955822</text:p>
          </table:table-cell>
        </table:table-row>
        <table:table-row table:style-name="ro1">
          <table:table-cell office:value-type="float" office:value="0.564963272057575" calcext:value-type="float">
            <text:p>0.5649632721</text:p>
          </table:table-cell>
          <table:table-cell office:value-type="float" office:value="0.684830490925773" calcext:value-type="float">
            <text:p>0.6848304909</text:p>
          </table:table-cell>
        </table:table-row>
        <table:table-row table:style-name="ro1">
          <table:table-cell office:value-type="float" office:value="0.761443436765704" calcext:value-type="float">
            <text:p>0.7614434368</text:p>
          </table:table-cell>
          <table:table-cell office:value-type="float" office:value="0.420204075069253" calcext:value-type="float">
            <text:p>0.4202040751</text:p>
          </table:table-cell>
        </table:table-row>
        <table:table-row table:style-name="ro1">
          <table:table-cell office:value-type="float" office:value="0.74809215832494" calcext:value-type="float">
            <text:p>0.7480921583</text:p>
          </table:table-cell>
          <table:table-cell office:value-type="float" office:value="0.440358307674437" calcext:value-type="float">
            <text:p>0.4403583077</text:p>
          </table:table-cell>
        </table:table-row>
        <table:table-row table:style-name="ro1">
          <table:table-cell office:value-type="float" office:value="0.372588791574454" calcext:value-type="float">
            <text:p>0.3725887916</text:p>
          </table:table-cell>
          <table:table-cell office:value-type="float" office:value="0.861177750199218" calcext:value-type="float">
            <text:p>0.8611777502</text:p>
          </table:table-cell>
        </table:table-row>
        <table:table-row table:style-name="ro1">
          <table:table-cell office:value-type="float" office:value="0.562552091725927" calcext:value-type="float">
            <text:p>0.5625520917</text:p>
          </table:table-cell>
          <table:table-cell office:value-type="float" office:value="0.686480485103185" calcext:value-type="float">
            <text:p>0.6864804851</text:p>
          </table:table-cell>
        </table:table-row>
        <table:table-row table:style-name="ro1">
          <table:table-cell office:value-type="float" office:value="0.977672500810447" calcext:value-type="float">
            <text:p>0.9776725008</text:p>
          </table:table-cell>
          <table:table-cell office:value-type="float" office:value="0.0441572479593255" calcext:value-type="float">
            <text:p>0.044157248</text:p>
          </table:table-cell>
        </table:table-row>
        <table:table-row table:style-name="ro1">
          <table:table-cell office:value-type="float" office:value="0.540406955446312" calcext:value-type="float">
            <text:p>0.5404069554</text:p>
          </table:table-cell>
          <table:table-cell office:value-type="float" office:value="0.707960837329107" calcext:value-type="float">
            <text:p>0.7079608373</text:p>
          </table:table-cell>
        </table:table-row>
        <table:table-row table:style-name="ro1">
          <table:table-cell office:value-type="float" office:value="0.515114073629647" calcext:value-type="float">
            <text:p>0.5151140736</text:p>
          </table:table-cell>
          <table:table-cell office:value-type="float" office:value="0.737584672069256" calcext:value-type="float">
            <text:p>0.7375846721</text:p>
          </table:table-cell>
        </table:table-row>
        <table:table-row table:style-name="ro1">
          <table:table-cell office:value-type="float" office:value="0.404176712706023" calcext:value-type="float">
            <text:p>0.4041767127</text:p>
          </table:table-cell>
          <table:table-cell office:value-type="float" office:value="0.83664712560563" calcext:value-type="float">
            <text:p>0.8366471256</text:p>
          </table:table-cell>
        </table:table-row>
        <table:table-row table:style-name="ro1">
          <table:table-cell office:value-type="float" office:value="0.532742198126586" calcext:value-type="float">
            <text:p>0.5327421981</text:p>
          </table:table-cell>
          <table:table-cell office:value-type="float" office:value="0.716208256486681" calcext:value-type="float">
            <text:p>0.7162082565</text:p>
          </table:table-cell>
        </table:table-row>
        <table:table-row table:style-name="ro1">
          <table:table-cell office:value-type="float" office:value="0.939000175228038" calcext:value-type="float">
            <text:p>0.9390001752</text:p>
          </table:table-cell>
          <table:table-cell office:value-type="float" office:value="0.118278739703398" calcext:value-type="float">
            <text:p>0.1182787397</text:p>
          </table:table-cell>
        </table:table-row>
        <table:table-row table:style-name="ro1">
          <table:table-cell office:value-type="float" office:value="0.900686534851496" calcext:value-type="float">
            <text:p>0.9006865349</text:p>
          </table:table-cell>
          <table:table-cell office:value-type="float" office:value="0.18876378982885" calcext:value-type="float">
            <text:p>0.1887637898</text:p>
          </table:table-cell>
        </table:table-row>
        <table:table-row table:style-name="ro1">
          <table:table-cell office:value-type="float" office:value="0.618274603313329" calcext:value-type="float">
            <text:p>0.6182746033</text:p>
          </table:table-cell>
          <table:table-cell office:value-type="float" office:value="0.617736548370941" calcext:value-type="float">
            <text:p>0.6177365484</text:p>
          </table:table-cell>
        </table:table-row>
        <table:table-row table:style-name="ro1">
          <table:table-cell office:value-type="float" office:value="0.80015517150463" calcext:value-type="float">
            <text:p>0.8001551715</text:p>
          </table:table-cell>
          <table:table-cell office:value-type="float" office:value="0.359751896880346" calcext:value-type="float">
            <text:p>0.3597518969</text:p>
          </table:table-cell>
        </table:table-row>
        <table:table-row table:style-name="ro1">
          <table:table-cell office:value-type="float" office:value="0.24301261590114" calcext:value-type="float">
            <text:p>0.2430126159</text:p>
          </table:table-cell>
          <table:table-cell office:value-type="float" office:value="0.940944883208352" calcext:value-type="float">
            <text:p>0.9409448832</text:p>
          </table:table-cell>
        </table:table-row>
        <table:table-row table:style-name="ro1">
          <table:table-cell office:value-type="float" office:value="0.0107276493341465" calcext:value-type="float">
            <text:p>0.0107276493</text:p>
          </table:table-cell>
          <table:table-cell office:value-type="float" office:value="0.999884948046597" calcext:value-type="float">
            <text:p>0.999884948</text:p>
          </table:table-cell>
        </table:table-row>
        <table:table-row table:style-name="ro1">
          <table:table-cell office:value-type="float" office:value="0.99578789561492" calcext:value-type="float">
            <text:p>0.9957878956</text:p>
          </table:table-cell>
          <table:table-cell office:value-type="float" office:value="0.00840727291699952" calcext:value-type="float">
            <text:p>0.0084072729</text:p>
          </table:table-cell>
        </table:table-row>
        <table:table-row table:style-name="ro1">
          <table:table-cell office:value-type="float" office:value="0.211627065022009" calcext:value-type="float">
            <text:p>0.211627065</text:p>
          </table:table-cell>
          <table:table-cell office:value-type="float" office:value="0.955214787673848" calcext:value-type="float">
            <text:p>0.9552147877</text:p>
          </table:table-cell>
        </table:table-row>
        <table:table-row table:style-name="ro1">
          <table:table-cell office:value-type="float" office:value="0.671331153965699" calcext:value-type="float">
            <text:p>0.671331154</text:p>
          </table:table-cell>
          <table:table-cell office:value-type="float" office:value="0.549314494708883" calcext:value-type="float">
            <text:p>0.5493144947</text:p>
          </table:table-cell>
        </table:table-row>
        <table:table-row table:style-name="ro1">
          <table:table-cell office:value-type="float" office:value="0.527636640059843" calcext:value-type="float">
            <text:p>0.5276366401</text:p>
          </table:table-cell>
          <table:table-cell office:value-type="float" office:value="0.726285621333079" calcext:value-type="float">
            <text:p>0.7262856213</text:p>
          </table:table-cell>
        </table:table-row>
        <table:table-row table:style-name="ro1">
          <table:table-cell office:value-type="float" office:value="0.816848674205648" calcext:value-type="float">
            <text:p>0.8168486742</text:p>
          </table:table-cell>
          <table:table-cell office:value-type="float" office:value="0.332774805553241" calcext:value-type="float">
            <text:p>0.3327748056</text:p>
          </table:table-cell>
        </table:table-row>
        <table:table-row table:style-name="ro1">
          <table:table-cell office:value-type="float" office:value="0.400393451032454" calcext:value-type="float">
            <text:p>0.400393451</text:p>
          </table:table-cell>
          <table:table-cell office:value-type="float" office:value="0.839685115469218" calcext:value-type="float">
            <text:p>0.8396851155</text:p>
          </table:table-cell>
        </table:table-row>
        <table:table-row table:style-name="ro1">
          <table:table-cell office:value-type="float" office:value="0.385882221180272" calcext:value-type="float">
            <text:p>0.3858822212</text:p>
          </table:table-cell>
          <table:table-cell office:value-type="float" office:value="0.851099229280151" calcext:value-type="float">
            <text:p>0.8510992293</text:p>
          </table:table-cell>
        </table:table-row>
        <table:table-row table:style-name="ro1">
          <table:table-cell office:value-type="float" office:value="0.460708434649861" calcext:value-type="float">
            <text:p>0.4607084346</text:p>
          </table:table-cell>
          <table:table-cell office:value-type="float" office:value="0.7877526734434" calcext:value-type="float">
            <text:p>0.7877526734</text:p>
          </table:table-cell>
        </table:table-row>
        <table:table-row table:style-name="ro1">
          <table:table-cell office:value-type="float" office:value="0.929423401501774" calcext:value-type="float">
            <text:p>0.9294234015</text:p>
          </table:table-cell>
          <table:table-cell office:value-type="float" office:value="0.136174102553495" calcext:value-type="float">
            <text:p>0.1361741026</text:p>
          </table:table-cell>
        </table:table-row>
        <table:table-row table:style-name="ro1">
          <table:table-cell office:value-type="float" office:value="0.922295426933395" calcext:value-type="float">
            <text:p>0.9222954269</text:p>
          </table:table-cell>
          <table:table-cell office:value-type="float" office:value="0.149371202198769" calcext:value-type="float">
            <text:p>0.1493712022</text:p>
          </table:table-cell>
        </table:table-row>
        <table:table-row table:style-name="ro1">
          <table:table-cell office:value-type="float" office:value="0.108628577897793" calcext:value-type="float">
            <text:p>0.1086285779</text:p>
          </table:table-cell>
          <table:table-cell office:value-type="float" office:value="0.988199862075244" calcext:value-type="float">
            <text:p>0.9881998621</text:p>
          </table:table-cell>
        </table:table-row>
        <table:table-row table:style-name="ro1">
          <table:table-cell office:value-type="float" office:value="0.870156806357019" calcext:value-type="float">
            <text:p>0.8701568064</text:p>
          </table:table-cell>
          <table:table-cell office:value-type="float" office:value="0.242828658898197" calcext:value-type="float">
            <text:p>0.2428286589</text:p>
          </table:table-cell>
        </table:table-row>
        <table:table-row table:style-name="ro1">
          <table:table-cell office:value-type="float" office:value="0.705234762467267" calcext:value-type="float">
            <text:p>0.7052347625</text:p>
          </table:table-cell>
          <table:table-cell office:value-type="float" office:value="0.502644623647164" calcext:value-type="float">
            <text:p>0.5026446236</text:p>
          </table:table-cell>
        </table:table-row>
        <table:table-row table:style-name="ro1">
          <table:table-cell office:value-type="float" office:value="0.862210718331234" calcext:value-type="float">
            <text:p>0.8622107183</text:p>
          </table:table-cell>
          <table:table-cell office:value-type="float" office:value="0.257144849519954" calcext:value-type="float">
            <text:p>0.2571448495</text:p>
          </table:table-cell>
        </table:table-row>
        <table:table-row table:style-name="ro1">
          <table:table-cell office:value-type="float" office:value="0.59459367851074" calcext:value-type="float">
            <text:p>0.5945936785</text:p>
          </table:table-cell>
          <table:table-cell office:value-type="float" office:value="0.646458392363639" calcext:value-type="float">
            <text:p>0.6464583924</text:p>
          </table:table-cell>
        </table:table-row>
        <table:table-row table:style-name="ro1">
          <table:table-cell office:value-type="float" office:value="0.388235768408551" calcext:value-type="float">
            <text:p>0.3882357684</text:p>
          </table:table-cell>
          <table:table-cell office:value-type="float" office:value="0.849293637510008" calcext:value-type="float">
            <text:p>0.8492936375</text:p>
          </table:table-cell>
        </table:table-row>
        <table:table-row table:style-name="ro1">
          <table:table-cell office:value-type="float" office:value="0.356827717430252" calcext:value-type="float">
            <text:p>0.3568277174</text:p>
          </table:table-cell>
          <table:table-cell office:value-type="float" office:value="0.872674682310011" calcext:value-type="float">
            <text:p>0.8726746823</text:p>
          </table:table-cell>
        </table:table-row>
        <table:table-row table:style-name="ro1">
          <table:table-cell office:value-type="float" office:value="0.195347715070755" calcext:value-type="float">
            <text:p>0.1953477151</text:p>
          </table:table-cell>
          <table:table-cell office:value-type="float" office:value="0.961839432638692" calcext:value-type="float">
            <text:p>0.9618394326</text:p>
          </table:table-cell>
        </table:table-row>
        <table:table-row table:style-name="ro1">
          <table:table-cell office:value-type="float" office:value="0.801448185318374" calcext:value-type="float">
            <text:p>0.8014481853</text:p>
          </table:table-cell>
          <table:table-cell office:value-type="float" office:value="0.359376008592003" calcext:value-type="float">
            <text:p>0.3593760086</text:p>
          </table:table-cell>
        </table:table-row>
        <table:table-row table:style-name="ro1">
          <table:table-cell office:value-type="float" office:value="0.853243630666675" calcext:value-type="float">
            <text:p>0.8532436307</text:p>
          </table:table-cell>
          <table:table-cell office:value-type="float" office:value="0.271975327412295" calcext:value-type="float">
            <text:p>0.2719753274</text:p>
          </table:table-cell>
        </table:table-row>
        <table:table-row table:style-name="ro1">
          <table:table-cell office:value-type="float" office:value="0.959224746237016" calcext:value-type="float">
            <text:p>0.9592247462</text:p>
          </table:table-cell>
          <table:table-cell office:value-type="float" office:value="0.0799234422401253" calcext:value-type="float">
            <text:p>0.0799234422</text:p>
          </table:table-cell>
        </table:table-row>
        <table:table-row table:style-name="ro1">
          <table:table-cell office:value-type="float" office:value="0.258103429344432" calcext:value-type="float">
            <text:p>0.2581034293</text:p>
          </table:table-cell>
          <table:table-cell office:value-type="float" office:value="0.933382759964277" calcext:value-type="float">
            <text:p>0.93338276</text:p>
          </table:table-cell>
        </table:table-row>
        <table:table-row table:style-name="ro1">
          <table:table-cell office:value-type="float" office:value="0.605519023723794" calcext:value-type="float">
            <text:p>0.6055190237</text:p>
          </table:table-cell>
          <table:table-cell office:value-type="float" office:value="0.634653587191499" calcext:value-type="float">
            <text:p>0.6346535872</text:p>
          </table:table-cell>
        </table:table-row>
        <table:table-row table:style-name="ro1">
          <table:table-cell office:value-type="float" office:value="0.518390729388568" calcext:value-type="float">
            <text:p>0.5183907294</text:p>
          </table:table-cell>
          <table:table-cell office:value-type="float" office:value="0.73127159127876" calcext:value-type="float">
            <text:p>0.7312715913</text:p>
          </table:table-cell>
        </table:table-row>
        <table:table-row table:style-name="ro1">
          <table:table-cell office:value-type="float" office:value="0.857771747753442" calcext:value-type="float">
            <text:p>0.8577717478</text:p>
          </table:table-cell>
          <table:table-cell office:value-type="float" office:value="0.264227639261059" calcext:value-type="float">
            <text:p>0.2642276393</text:p>
          </table:table-cell>
        </table:table-row>
        <table:table-row table:style-name="ro1">
          <table:table-cell office:value-type="float" office:value="0.903088921892612" calcext:value-type="float">
            <text:p>0.9030889219</text:p>
          </table:table-cell>
          <table:table-cell office:value-type="float" office:value="0.184547884839087" calcext:value-type="float">
            <text:p>0.1845478848</text:p>
          </table:table-cell>
        </table:table-row>
        <table:table-row table:style-name="ro1">
          <table:table-cell office:value-type="float" office:value="0.496456438962218" calcext:value-type="float">
            <text:p>0.496456439</text:p>
          </table:table-cell>
          <table:table-cell office:value-type="float" office:value="0.753601310549124" calcext:value-type="float">
            <text:p>0.7536013105</text:p>
          </table:table-cell>
        </table:table-row>
        <table:table-row table:style-name="ro1">
          <table:table-cell office:value-type="float" office:value="0.203914011355803" calcext:value-type="float">
            <text:p>0.2039140114</text:p>
          </table:table-cell>
          <table:table-cell office:value-type="float" office:value="0.958419242242934" calcext:value-type="float">
            <text:p>0.9584192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8.76363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7T20:14:54.283254189</dc:date>
    <meta:editing-duration>PT11M59S</meta:editing-duration>
    <meta:editing-cycles>3</meta:editing-cycles>
    <meta:document-statistic meta:table-count="1" meta:cell-count="200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47cm" svg:height="11.741cm" xlink:href=".." xlink:type="simple" chart:class="chart:scatter" chart:style-name="ch1">
        <chart:title svg:x="3.457cm" svg:y="0.37cm" chart:style-name="ch2">
          <text:p>ZDT 2 - population 100</text:p>
        </chart:title>
        <chart:subtitle svg:x="3.1cm" svg:y="1.383cm" chart:style-name="ch3">
          <text:p>10000 generations, 14451 ms</text:p>
        </chart:subtitle>
        <chart:plot-area chart:style-name="ch4" table:cell-range-address="Sheet1.A1:Sheet1.B100" svg:x="0.311cm" svg:y="3.023cm" svg:width="10.102cm" svg:height="8.096cm">
          <chartooo:coordinate-region svg:x="1.144cm" svg:y="3.023cm" svg:width="9.029cm" svg:height="7.89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1">
                <text:p>1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012330727999">
                <text:p>0.892012330727999</text:p>
              </table:table-cell>
              <table:table-cell office:value-type="float" office:value="0.204316398298055">
                <text:p>0.204316398298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431373397327">
                <text:p>0.031431373397327</text:p>
              </table:table-cell>
              <table:table-cell office:value-type="float" office:value="0.999012073013753">
                <text:p>0.999012073013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297501096277">
                <text:p>0.28297501096277</text:p>
              </table:table-cell>
              <table:table-cell office:value-type="float" office:value="0.919925943788393">
                <text:p>0.919925943788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114898509265">
                <text:p>0.491114898509265</text:p>
              </table:table-cell>
              <table:table-cell office:value-type="float" office:value="0.758815129846756">
                <text:p>0.758815129846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8412050916741">
                <text:p>0.418412050916741</text:p>
              </table:table-cell>
              <table:table-cell office:value-type="float" office:value="0.826458466766898">
                <text:p>0.826458466766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8119193827701">
                <text:p>0.0748119193827701</text:p>
              </table:table-cell>
              <table:table-cell office:value-type="float" office:value="0.994403731440948">
                <text:p>0.994403731440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2963091280016">
                <text:p>0.462963091280016</text:p>
              </table:table-cell>
              <table:table-cell office:value-type="float" office:value="0.785667677488078">
                <text:p>0.785667677488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8110163773964">
                <text:p>0.438110163773964</text:p>
              </table:table-cell>
              <table:table-cell office:value-type="float" office:value="0.808059564093553">
                <text:p>0.808059564093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4773512062599">
                <text:p>0.944773512062599</text:p>
              </table:table-cell>
              <table:table-cell office:value-type="float" office:value="0.107403029629627">
                <text:p>0.107403029629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219373618417">
                <text:p>0.655219373618417</text:p>
              </table:table-cell>
              <table:table-cell office:value-type="float" office:value="0.570765441286304">
                <text:p>0.570765441286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523341067061">
                <text:p>0.128523341067061</text:p>
              </table:table-cell>
              <table:table-cell office:value-type="float" office:value="0.985281691903374">
                <text:p>0.985281691903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30554236362">
                <text:p>0.149930554236362</text:p>
              </table:table-cell>
              <table:table-cell office:value-type="float" office:value="0.977521182897337">
                <text:p>0.977521182897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0836186787">
                <text:p>0.830836186787</text:p>
              </table:table-cell>
              <table:table-cell office:value-type="float" office:value="0.30971189525488">
                <text:p>0.3097118952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6831633749003">
                <text:p>0.576831633749003</text:p>
              </table:table-cell>
              <table:table-cell office:value-type="float" office:value="0.667265768077888">
                <text:p>0.667265768077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0016230984689">
                <text:p>0.720016230984689</text:p>
              </table:table-cell>
              <table:table-cell office:value-type="float" office:value="0.481625603069595">
                <text:p>0.481625603069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9207829737651">
                <text:p>0.839207829737651</text:p>
              </table:table-cell>
              <table:table-cell office:value-type="float" office:value="0.295730967502951">
                <text:p>0.295730967502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6415280637789">
                <text:p>0.796415280637789</text:p>
              </table:table-cell>
              <table:table-cell office:value-type="float" office:value="0.384701621647739">
                <text:p>0.38470162164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8968748695326">
                <text:p>0.908968748695326</text:p>
              </table:table-cell>
              <table:table-cell office:value-type="float" office:value="0.173775835660069">
                <text:p>0.1737758356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805456971024">
                <text:p>0.165805456971024</text:p>
              </table:table-cell>
              <table:table-cell office:value-type="float" office:value="0.972509472457844">
                <text:p>0.97250947245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801699130262">
                <text:p>0.733801699130262</text:p>
              </table:table-cell>
              <table:table-cell office:value-type="float" office:value="0.461753800874092">
                <text:p>0.4617538008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889970432549">
                <text:p>0.30889970432549</text:p>
              </table:table-cell>
              <table:table-cell office:value-type="float" office:value="0.915865870150529">
                <text:p>0.915865870150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014306163317">
                <text:p>0.238014306163317</text:p>
              </table:table-cell>
              <table:table-cell office:value-type="float" office:value="0.943349222913815">
                <text:p>0.94334922291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7121445927014">
                <text:p>0.447121445927014</text:p>
              </table:table-cell>
              <table:table-cell office:value-type="float" office:value="0.800082558381605">
                <text:p>0.800082558381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226087433824">
                <text:p>0.626226087433824</text:p>
              </table:table-cell>
              <table:table-cell office:value-type="float" office:value="0.607840916696685">
                <text:p>0.607840916696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551332676648">
                <text:p>0.34551332676648</text:p>
              </table:table-cell>
              <table:table-cell office:value-type="float" office:value="0.880620563705686">
                <text:p>0.880620563705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9786671899041">
                <text:p>0.809786671899041</text:p>
              </table:table-cell>
              <table:table-cell office:value-type="float" office:value="0.344245762855791">
                <text:p>0.344245762855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7661717074046">
                <text:p>0.957661717074046</text:p>
              </table:table-cell>
              <table:table-cell office:value-type="float" office:value="0.0829179902773441">
                <text:p>0.0829179902773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2292246554083">
                <text:p>0.642292246554083</text:p>
              </table:table-cell>
              <table:table-cell office:value-type="float" office:value="0.587460675661987">
                <text:p>0.587460675661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268022982282">
                <text:p>0.185268022982282</text:p>
              </table:table-cell>
              <table:table-cell office:value-type="float" office:value="0.965675788407588">
                <text:p>0.965675788407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9184980005846">
                <text:p>0.0869184980005846</text:p>
              </table:table-cell>
              <table:table-cell office:value-type="float" office:value="0.992445189729045">
                <text:p>0.992445189729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5841607460268">
                <text:p>0.695841607460268</text:p>
              </table:table-cell>
              <table:table-cell office:value-type="float" office:value="0.515870239376845">
                <text:p>0.515870239376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3168662925125">
                <text:p>0.683168662925125</text:p>
              </table:table-cell>
              <table:table-cell office:value-type="float" office:value="0.533284557906576">
                <text:p>0.533284557906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000205491823">
                <text:p>0.99000205491823</text:p>
              </table:table-cell>
              <table:table-cell office:value-type="float" office:value="0.019896008854346">
                <text:p>0.019896008854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097111731403">
                <text:p>0.259097111731403</text:p>
              </table:table-cell>
              <table:table-cell office:value-type="float" office:value="0.932868740890265">
                <text:p>0.93286874089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6070471374302">
                <text:p>0.966070471374302</text:p>
              </table:table-cell>
              <table:table-cell office:value-type="float" office:value="0.0667078646732661">
                <text:p>0.0667078646732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0144942834005">
                <text:p>0.850144942834005</text:p>
              </table:table-cell>
              <table:table-cell office:value-type="float" office:value="0.281236993801629">
                <text:p>0.281236993801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9882002185109">
                <text:p>0.919882002185109</text:p>
              </table:table-cell>
              <table:table-cell office:value-type="float" office:value="0.1538361818634">
                <text:p>0.1538361818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78423340421">
                <text:p>0.66478423340421</text:p>
              </table:table-cell>
              <table:table-cell office:value-type="float" office:value="0.558061937056241">
                <text:p>0.558061937056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0727713744912">
                <text:p>0.820727713744912</text:p>
              </table:table-cell>
              <table:table-cell office:value-type="float" office:value="0.326406039768222">
                <text:p>0.326406039768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1875399456958">
                <text:p>0.331875399456958</text:p>
              </table:table-cell>
              <table:table-cell office:value-type="float" office:value="0.889858760504615">
                <text:p>0.889858760504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2895412618424">
                <text:p>0.982895412618424</text:p>
              </table:table-cell>
              <table:table-cell office:value-type="float" office:value="0.0339166344116662">
                <text:p>0.0339166344116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7149966794568">
                <text:p>0.637149966794568</text:p>
              </table:table-cell>
              <table:table-cell office:value-type="float" office:value="0.594040069621557">
                <text:p>0.594040069621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753971298985">
                <text:p>0.781753971298985</text:p>
              </table:table-cell>
              <table:table-cell office:value-type="float" office:value="0.388860909879654">
                <text:p>0.388860909879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4081364533448">
                <text:p>0.714081364533448</text:p>
              </table:table-cell>
              <table:table-cell office:value-type="float" office:value="0.490087951794442">
                <text:p>0.490087951794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9051119618117">
                <text:p>0.739051119618117</text:p>
              </table:table-cell>
              <table:table-cell office:value-type="float" office:value="0.453803796943585">
                <text:p>0.453803796943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6103963921044">
                <text:p>0.586103963921044</text:p>
              </table:table-cell>
              <table:table-cell office:value-type="float" office:value="0.656910844229005">
                <text:p>0.656910844229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050787135698">
                <text:p>0.323050787135698</text:p>
              </table:table-cell>
              <table:table-cell office:value-type="float" office:value="0.895638190525098">
                <text:p>0.895638190525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2742440325123">
                <text:p>0.502742440325123</text:p>
              </table:table-cell>
              <table:table-cell office:value-type="float" office:value="0.747250164556844">
                <text:p>0.747250164556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5698600713679">
                <text:p>0.765698600713679</text:p>
              </table:table-cell>
              <table:table-cell office:value-type="float" office:value="0.413840500411675">
                <text:p>0.413840500411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4496078575153">
                <text:p>0.974496078575153</text:p>
              </table:table-cell>
              <table:table-cell office:value-type="float" office:value="0.0573604510905939">
                <text:p>0.0573604510905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4518744863566">
                <text:p>0.754518744863566</text:p>
              </table:table-cell>
              <table:table-cell office:value-type="float" office:value="0.435995582194211">
                <text:p>0.435995582194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4963272057575">
                <text:p>0.564963272057575</text:p>
              </table:table-cell>
              <table:table-cell office:value-type="float" office:value="0.684830490925773">
                <text:p>0.684830490925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1443436765704">
                <text:p>0.761443436765704</text:p>
              </table:table-cell>
              <table:table-cell office:value-type="float" office:value="0.420204075069253">
                <text:p>0.420204075069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809215832494">
                <text:p>0.74809215832494</text:p>
              </table:table-cell>
              <table:table-cell office:value-type="float" office:value="0.440358307674437">
                <text:p>0.44035830767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588791574454">
                <text:p>0.372588791574454</text:p>
              </table:table-cell>
              <table:table-cell office:value-type="float" office:value="0.861177750199218">
                <text:p>0.861177750199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2552091725927">
                <text:p>0.562552091725927</text:p>
              </table:table-cell>
              <table:table-cell office:value-type="float" office:value="0.686480485103185">
                <text:p>0.686480485103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7672500810447">
                <text:p>0.977672500810447</text:p>
              </table:table-cell>
              <table:table-cell office:value-type="float" office:value="0.0441572479593255">
                <text:p>0.0441572479593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0406955446312">
                <text:p>0.540406955446312</text:p>
              </table:table-cell>
              <table:table-cell office:value-type="float" office:value="0.707960837329107">
                <text:p>0.707960837329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5114073629647">
                <text:p>0.515114073629647</text:p>
              </table:table-cell>
              <table:table-cell office:value-type="float" office:value="0.737584672069256">
                <text:p>0.737584672069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176712706023">
                <text:p>0.404176712706023</text:p>
              </table:table-cell>
              <table:table-cell office:value-type="float" office:value="0.83664712560563">
                <text:p>0.83664712560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2742198126586">
                <text:p>0.532742198126586</text:p>
              </table:table-cell>
              <table:table-cell office:value-type="float" office:value="0.716208256486681">
                <text:p>0.716208256486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9000175228038">
                <text:p>0.939000175228038</text:p>
              </table:table-cell>
              <table:table-cell office:value-type="float" office:value="0.118278739703398">
                <text:p>0.11827873970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686534851496">
                <text:p>0.900686534851496</text:p>
              </table:table-cell>
              <table:table-cell office:value-type="float" office:value="0.18876378982885">
                <text:p>0.18876378982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8274603313329">
                <text:p>0.618274603313329</text:p>
              </table:table-cell>
              <table:table-cell office:value-type="float" office:value="0.617736548370941">
                <text:p>0.617736548370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015517150463">
                <text:p>0.80015517150463</text:p>
              </table:table-cell>
              <table:table-cell office:value-type="float" office:value="0.359751896880346">
                <text:p>0.359751896880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301261590114">
                <text:p>0.24301261590114</text:p>
              </table:table-cell>
              <table:table-cell office:value-type="float" office:value="0.940944883208352">
                <text:p>0.940944883208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76493341465">
                <text:p>0.0107276493341465</text:p>
              </table:table-cell>
              <table:table-cell office:value-type="float" office:value="0.999884948046597">
                <text:p>0.999884948046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578789561492">
                <text:p>0.99578789561492</text:p>
              </table:table-cell>
              <table:table-cell office:value-type="float" office:value="0.00840727291699952">
                <text:p>0.00840727291699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1627065022009">
                <text:p>0.211627065022009</text:p>
              </table:table-cell>
              <table:table-cell office:value-type="float" office:value="0.955214787673848">
                <text:p>0.955214787673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1331153965699">
                <text:p>0.671331153965699</text:p>
              </table:table-cell>
              <table:table-cell office:value-type="float" office:value="0.549314494708883">
                <text:p>0.549314494708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7636640059843">
                <text:p>0.527636640059843</text:p>
              </table:table-cell>
              <table:table-cell office:value-type="float" office:value="0.726285621333079">
                <text:p>0.726285621333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6848674205648">
                <text:p>0.816848674205648</text:p>
              </table:table-cell>
              <table:table-cell office:value-type="float" office:value="0.332774805553241">
                <text:p>0.332774805553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0393451032454">
                <text:p>0.400393451032454</text:p>
              </table:table-cell>
              <table:table-cell office:value-type="float" office:value="0.839685115469218">
                <text:p>0.839685115469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5882221180272">
                <text:p>0.385882221180272</text:p>
              </table:table-cell>
              <table:table-cell office:value-type="float" office:value="0.851099229280151">
                <text:p>0.851099229280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0708434649861">
                <text:p>0.460708434649861</text:p>
              </table:table-cell>
              <table:table-cell office:value-type="float" office:value="0.7877526734434">
                <text:p>0.787752673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423401501774">
                <text:p>0.929423401501774</text:p>
              </table:table-cell>
              <table:table-cell office:value-type="float" office:value="0.136174102553495">
                <text:p>0.136174102553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2295426933395">
                <text:p>0.922295426933395</text:p>
              </table:table-cell>
              <table:table-cell office:value-type="float" office:value="0.149371202198769">
                <text:p>0.149371202198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628577897793">
                <text:p>0.108628577897793</text:p>
              </table:table-cell>
              <table:table-cell office:value-type="float" office:value="0.988199862075244">
                <text:p>0.98819986207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5234762467267">
                <text:p>0.705234762467267</text:p>
              </table:table-cell>
              <table:table-cell office:value-type="float" office:value="0.502644623647164">
                <text:p>0.502644623647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2210718331234">
                <text:p>0.862210718331234</text:p>
              </table:table-cell>
              <table:table-cell office:value-type="float" office:value="0.257144849519954">
                <text:p>0.257144849519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459367851074">
                <text:p>0.59459367851074</text:p>
              </table:table-cell>
              <table:table-cell office:value-type="float" office:value="0.646458392363639">
                <text:p>0.646458392363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8235768408551">
                <text:p>0.388235768408551</text:p>
              </table:table-cell>
              <table:table-cell office:value-type="float" office:value="0.849293637510008">
                <text:p>0.849293637510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6827717430252">
                <text:p>0.356827717430252</text:p>
              </table:table-cell>
              <table:table-cell office:value-type="float" office:value="0.872674682310011">
                <text:p>0.87267468231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5347715070755">
                <text:p>0.195347715070755</text:p>
              </table:table-cell>
              <table:table-cell office:value-type="float" office:value="0.961839432638692">
                <text:p>0.961839432638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1448185318374">
                <text:p>0.801448185318374</text:p>
              </table:table-cell>
              <table:table-cell office:value-type="float" office:value="0.359376008592003">
                <text:p>0.359376008592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53243630666675">
                <text:p>0.853243630666675</text:p>
              </table:table-cell>
              <table:table-cell office:value-type="float" office:value="0.271975327412295">
                <text:p>0.271975327412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224746237016">
                <text:p>0.959224746237016</text:p>
              </table:table-cell>
              <table:table-cell office:value-type="float" office:value="0.0799234422401253">
                <text:p>0.0799234422401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8103429344432">
                <text:p>0.258103429344432</text:p>
              </table:table-cell>
              <table:table-cell office:value-type="float" office:value="0.933382759964277">
                <text:p>0.933382759964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5519023723794">
                <text:p>0.605519023723794</text:p>
              </table:table-cell>
              <table:table-cell office:value-type="float" office:value="0.634653587191499">
                <text:p>0.63465358719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8390729388568">
                <text:p>0.518390729388568</text:p>
              </table:table-cell>
              <table:table-cell office:value-type="float" office:value="0.73127159127876">
                <text:p>0.7312715912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7771747753442">
                <text:p>0.857771747753442</text:p>
              </table:table-cell>
              <table:table-cell office:value-type="float" office:value="0.264227639261059">
                <text:p>0.264227639261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3088921892612">
                <text:p>0.903088921892612</text:p>
              </table:table-cell>
              <table:table-cell office:value-type="float" office:value="0.184547884839087">
                <text:p>0.184547884839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6456438962218">
                <text:p>0.496456438962218</text:p>
              </table:table-cell>
              <table:table-cell office:value-type="float" office:value="0.753601310549124">
                <text:p>0.753601310549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3914011355803">
                <text:p>0.203914011355803</text:p>
              </table:table-cell>
              <table:table-cell office:value-type="float" office:value="0.958419242242934">
                <text:p>0.958419242242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